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2" style:family="table">
      <style:table-properties style:width="5.3542in" table:align="margins"/>
    </style:style>
    <style:style style:name="Table2.A" style:family="table-column">
      <style:table-column-properties style:column-width="1.6771in" style:rel-column-width="20527*"/>
    </style:style>
    <style:style style:name="Table2.B" style:family="table-column">
      <style:table-column-properties style:column-width="3.6771in" style:rel-column-width="45008*"/>
    </style:style>
    <style:style style:name="Table2.A1" style:family="table-cell">
      <style:table-cell-properties fo:background-color="transparent" fo:padding="0.0382in" fo:border="none">
        <style:background-image/>
      </style:table-cell-properties>
    </style:style>
    <style:style style:name="Table2.A2" style:family="table-cell">
      <style:table-cell-properties fo:padding="0.0382in" fo:border="none"/>
    </style:style>
    <style:style style:name="Table2.B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34" style:family="table">
      <style:table-properties style:width="4.5667in" fo:margin-top="0in" fo:margin-bottom="0.1653in" table:align="center" fo:keep-with-next="auto" style:writing-mode="lr-tb"/>
    </style:style>
    <style:style style:name="Table34.A" style:family="table-column">
      <style:table-column-properties style:column-width="1.4792in"/>
    </style:style>
    <style:style style:name="Table34.B" style:family="table-column">
      <style:table-column-properties style:column-width="1.0292in"/>
    </style:style>
    <style:style style:name="Table34.A1" style:family="table-cell">
      <style:table-cell-properties fo:padding="0.0382in" fo:border-left="none" fo:border-right="none" fo:border-top="none" fo:border-bottom="0.05pt solid #000000"/>
    </style:style>
    <style:style style:name="Table34.B1" style:family="table-cell">
      <style:table-cell-properties fo:padding="0.0382in" fo:border-left="0.05pt solid #000000" fo:border-right="none" fo:border-top="none" fo:border-bottom="0.05pt solid #000000"/>
    </style:style>
    <style:style style:name="Table34.D1"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officeooo:rsid="0013d9a6" officeooo:paragraph-rsid="0013d9a6"/>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style:font-name="FreeSerif2"/>
    </style:style>
    <style:style style:name="P9" style:family="paragraph" style:parent-style-name="Text_20_body">
      <style:text-properties style:use-window-font-color="true" loext:opacity="0%"/>
    </style:style>
    <style:style style:name="P10" style:family="paragraph" style:parent-style-name="Text_20_body">
      <style:paragraph-properties fo:text-align="justify" style:justify-single-word="false"/>
      <style:text-properties style:use-window-font-color="true" loext:opacity="0%"/>
    </style:style>
    <style:style style:name="P11" style:family="paragraph" style:parent-style-name="Text_20_body">
      <style:paragraph-properties fo:text-align="start" style:justify-single-word="false"/>
      <style:text-properties style:use-window-font-color="true" loext:opacity="0%"/>
    </style:style>
    <style:style style:name="P12" style:family="paragraph" style:parent-style-name="Text_20_body">
      <style:paragraph-properties fo:text-align="start" style:justify-single-word="false"/>
      <style:text-properties fo:language="sv" fo:country="SE"/>
    </style:style>
    <style:style style:name="P13" style:family="paragraph" style:parent-style-name="Text_20_body">
      <style:paragraph-properties fo:text-align="start" style:justify-single-word="false"/>
      <style:text-properties fo:font-weight="normal" style:font-weight-asian="normal" style:font-weight-complex="normal"/>
    </style:style>
    <style:style style:name="P14" style:family="paragraph" style:parent-style-name="Text_20_body">
      <style:paragraph-properties fo:text-align="start" style:justify-single-word="false"/>
      <style:text-properties style:font-name="FreeSans1" fo:font-size="11pt" style:font-size-asian="11pt" style:font-size-complex="11pt"/>
    </style:style>
    <style:style style:name="P15" style:family="paragraph" style:parent-style-name="Text_20_body">
      <style:paragraph-properties fo:text-align="start" style:justify-single-word="false"/>
      <style:text-properties officeooo:rsid="0013d9a6" officeooo:paragraph-rsid="0013d9a6"/>
    </style:style>
    <style:style style:name="P16" style:family="paragraph" style:parent-style-name="Heading_20_1_20_no_20_number">
      <style:text-properties fo:font-weight="bold" style:font-weight-asian="bold"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style:font-name="FreeSerif2"/>
    </style:style>
    <style:style style:name="P19" style:family="paragraph" style:parent-style-name="Figure">
      <style:paragraph-properties fo:text-align="center" style:justify-single-word="false"/>
    </style:style>
    <style:style style:name="P20" style:family="paragraph" style:parent-style-name="Figure">
      <style:paragraph-properties fo:text-align="start" style:justify-single-word="false"/>
    </style:style>
    <style:style style:name="P21" style:family="paragraph" style:parent-style-name="Heading_20_1_20_no_20_number">
      <style:paragraph-properties fo:margin-left="0in" fo:margin-right="0in" fo:text-indent="0in" style:auto-text-indent="false"/>
    </style:style>
    <style:style style:name="P22" style:family="paragraph" style:parent-style-name="Standard">
      <style:text-properties officeooo:paragraph-rsid="0006b7b4"/>
    </style:style>
    <style:style style:name="P23" style:family="paragraph" style:parent-style-name="Standard">
      <style:text-properties fo:font-size="6pt" officeooo:paragraph-rsid="0006b7b4" style:font-size-asian="6pt" style:font-size-complex="6pt"/>
    </style:style>
    <style:style style:name="P24" style:family="paragraph" style:parent-style-name="Standard">
      <style:paragraph-properties fo:line-height="150%" fo:text-align="start" style:justify-single-word="false"/>
      <style:text-properties fo:color="#ffffff" loext:opacity="100%" style:font-name="FreeSans1" fo:font-size="24pt" fo:font-weight="bold" officeooo:rsid="001721de" officeooo:paragraph-rsid="0006b7b4" style:font-size-asian="24pt" style:font-weight-asian="bold" style:font-size-complex="24pt" style:font-weight-complex="bold"/>
    </style:style>
    <style:style style:name="P25" style:family="paragraph" style:parent-style-name="Standard">
      <style:text-properties fo:color="#ffffff" loext:opacity="100%" style:font-name="FreeSans1" fo:font-weight="bold" officeooo:rsid="001721de" officeooo:paragraph-rsid="0006b7b4" style:font-weight-asian="bold" style:font-weight-complex="bold"/>
    </style:style>
    <style:style style:name="P26" style:family="paragraph" style:parent-style-name="Standard">
      <style:text-properties fo:color="#ffffff" loext:opacity="100%" style:font-name="FreeSans1" fo:font-weight="normal" officeooo:rsid="001721de" officeooo:paragraph-rsid="0006b7b4" style:font-weight-asian="normal" style:font-weight-complex="normal"/>
    </style:style>
    <style:style style:name="P27" style:family="paragraph" style:parent-style-name="Standard">
      <style:paragraph-properties fo:text-align="start" style:justify-single-word="false"/>
      <style:text-properties fo:color="#ffffff" loext:opacity="100%" style:font-name="FreeSans1" fo:font-weight="normal" officeooo:rsid="001721de" officeooo:paragraph-rsid="0006b7b4" style:font-weight-asian="normal" style:font-weight-complex="normal"/>
    </style:style>
    <style:style style:name="P28" style:family="paragraph" style:parent-style-name="Standard">
      <style:text-properties fo:color="#ffffff" loext:opacity="100%" style:font-name="FreeSans1" fo:font-style="italic" fo:font-weight="normal" officeooo:rsid="001721de" officeooo:paragraph-rsid="0006b7b4" style:font-style-asian="italic" style:font-weight-asian="normal" style:font-style-complex="italic" style:font-weight-complex="normal"/>
    </style:style>
    <style:style style:name="P29" style:family="paragraph" style:parent-style-name="Standard">
      <style:text-properties style:font-name="FreeSans1" officeooo:paragraph-rsid="0006b7b4"/>
    </style:style>
    <style:style style:name="P30"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31"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4" style:family="paragraph" style:parent-style-name="Contents_20_10">
      <style:paragraph-properties>
        <style:tab-stops>
          <style:tab-stop style:position="5.3543in" style:type="right" style:leader-style="dotted" style:leader-text="."/>
        </style:tab-stops>
      </style:paragraph-properties>
    </style:style>
    <style:style style:name="P35" style:family="paragraph" style:parent-style-name="Standard" style:master-page-name="First_20_Page">
      <style:paragraph-properties style:page-number="auto"/>
      <style:text-properties fo:font-size="6pt" officeooo:paragraph-rsid="0006b7b4" style:font-size-asian="6pt" style:font-size-complex="6pt"/>
    </style:style>
    <style:style style:name="P36" style:family="paragraph" style:parent-style-name="Heading_20_1" style:master-page-name="Standard">
      <style:paragraph-properties style:page-number="1"/>
      <style:text-properties fo:language="sv" fo:country="SE"/>
    </style:style>
    <style:style style:name="P37" style:family="paragraph" style:parent-style-name="Heading_20_1_20_no_20_number">
      <style:text-properties officeooo:paragraph-rsid="0006b7b4"/>
    </style:style>
    <style:style style:name="P38" style:family="paragraph" style:parent-style-name="Referenses" style:list-style-name="L1"/>
    <style:style style:name="P39" style:family="paragraph" style:parent-style-name="Text_20_body" style:list-style-name="">
      <style:text-properties style:font-name="FreeSans1" fo:font-size="22pt" fo:language="sv" fo:country="SE" fo:font-weight="bold" officeooo:rsid="000ff957" officeooo:paragraph-rsid="000ff957" style:font-size-asian="22pt" style:font-weight-asian="bold" style:font-size-complex="22pt" style:font-weight-complex="bold"/>
    </style:style>
    <style:style style:name="P40" style:family="paragraph" style:parent-style-name="Text_20_body" style:list-style-name="">
      <style:text-properties style:font-name="FreeSans1" fo:font-size="14pt" fo:language="sv" fo:country="SE" officeooo:rsid="000ff957" officeooo:paragraph-rsid="000ff957" style:font-size-asian="14pt" style:font-size-complex="14pt"/>
    </style:style>
    <style:style style:name="P41"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42" style:family="paragraph" style:parent-style-name="Text_20_body" style:list-style-name="">
      <style:text-properties style:font-name="FreeSans1" officeooo:rsid="001c2bff" officeooo:paragraph-rsid="000ff957"/>
    </style:style>
    <style:style style:name="P43" style:family="paragraph" style:parent-style-name="Text_20_body" style:list-style-name="">
      <style:text-properties style:font-name="FreeSans1" fo:language="sv" fo:country="SE" officeooo:rsid="000ff957" officeooo:paragraph-rsid="000ff957"/>
    </style:style>
    <style:style style:name="P44" style:family="paragraph" style:parent-style-name="Text_20_body" style:list-style-name="">
      <style:text-properties style:font-name="FreeSans1" officeooo:paragraph-rsid="000ff957"/>
    </style:style>
    <style:style style:name="P45" style:family="paragraph" style:parent-style-name="Text_20_body" style:list-style-name="">
      <style:text-properties style:font-name="FreeSans1" officeooo:paragraph-rsid="0006b7b4"/>
    </style:style>
    <style:style style:name="P46" style:family="paragraph" style:parent-style-name="Text_20_body" style:list-style-name="">
      <style:paragraph-properties fo:text-align="start" style:justify-single-word="false"/>
    </style:style>
    <style:style style:name="P47" style:family="paragraph" style:parent-style-name="Text_20_body" style:list-style-name=""/>
    <style:style style:name="P48" style:family="paragraph">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99ccff"/>
      <style:paragraph-properties fo:margin-left="0in" fo:margin-right="0in" fo:margin-top="0in" fo:margin-bottom="0in" fo:line-height="100%" fo:text-align="center" fo:text-indent="0in"/>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weight="bold" officeooo:rsid="0012190e" style:font-weight-asian="bold" style:font-name-complex="Arial1"/>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FreeSerif3" fo:font-style="italic" style:font-style-asian="italic" style:font-style-complex="italic"/>
    </style:style>
    <style:style style:name="T8" style:family="text">
      <style:text-properties style:font-name="FreeSerif"/>
    </style:style>
    <style:style style:name="T9" style:family="text">
      <style:text-properties fo:font-weight="normal" style:font-weight-asian="normal" style:font-weight-complex="normal"/>
    </style:style>
    <style:style style:name="T10" style:family="text">
      <style:text-properties fo:font-weight="normal" officeooo:rsid="0012190e" style:font-weight-asian="normal" style:font-weight-complex="normal"/>
    </style:style>
    <style:style style:name="T11" style:family="text">
      <style:text-properties style:font-name="FreeSans1" fo:font-size="11pt" fo:font-weight="bold" style:font-size-asian="11pt" style:font-weight-asian="bold" style:font-name-complex="Arial1" style:font-size-complex="11pt"/>
    </style:style>
    <style:style style:name="T12" style:family="text">
      <style:text-properties style:font-name="FreeSans1" fo:font-size="11pt" fo:font-weight="bold" officeooo:rsid="0012190e" style:font-size-asian="11pt" style:font-weight-asian="bold" style:font-name-complex="Arial1" style:font-size-complex="11pt"/>
    </style:style>
    <style:style style:name="T13" style:family="text">
      <style:text-properties style:font-name="FreeSans1" fo:font-size="11pt" style:font-size-asian="11pt" style:font-name-complex="Arial1" style:font-size-complex="11pt"/>
    </style:style>
    <style:style style:name="T14" style:family="text">
      <style:text-properties style:font-name="FreeSans1" fo:font-size="11pt" officeooo:rsid="0012190e" style:font-size-asian="11pt" style:font-name-complex="Arial1" style:font-size-complex="11pt"/>
    </style:style>
    <style:style style:name="T15" style:family="text">
      <style:text-properties style:font-name="FreeSans1" fo:font-size="11pt" officeooo:rsid="00186749" style:font-size-asian="11pt" style:font-name-complex="Arial1" style:font-size-complex="11pt"/>
    </style:style>
    <style:style style:name="T16" style:family="text">
      <style:text-properties style:font-name="FreeSans1" fo:font-size="11pt" fo:language="sv" fo:country="SE" officeooo:rsid="00186749" style:font-size-asian="11pt" style:font-name-complex="Arial1" style:font-size-complex="11pt"/>
    </style:style>
    <style:style style:name="T17" style:family="text">
      <style:text-properties officeooo:rsid="000cd76c"/>
    </style:style>
    <style:style style:name="T18" style:family="text">
      <style:text-properties fo:color="#ffffff" loext:opacity="100%" fo:font-weight="bold" officeooo:rsid="0006b7b4" style:font-weight-asian="bold" style:font-weight-complex="bold"/>
    </style:style>
    <style:style style:name="T19" style:family="text">
      <style:text-properties fo:color="#ffffff" loext:opacity="100%" fo:font-weight="normal" officeooo:rsid="001721de" style:font-weight-asian="normal" style:font-weight-complex="normal"/>
    </style:style>
    <style:style style:name="T20" style:family="text">
      <style:text-properties fo:font-size="19pt" fo:font-style="italic" style:font-size-asian="19pt" style:font-style-asian="italic" style:font-size-complex="19pt" style:font-style-complex="italic"/>
    </style:style>
    <style:style style:name="T21" style:family="text">
      <style:text-properties fo:font-size="19pt" fo:font-style="italic" officeooo:rsid="000cd76c" style:font-size-asian="19pt" style:font-style-asian="italic" style:font-size-complex="19pt" style:font-style-complex="italic"/>
    </style:style>
    <style:style style:name="T22" style:family="text">
      <style:text-properties officeooo:rsid="0012190e"/>
    </style:style>
    <style:style style:name="T23"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from-top" style:horizontal-pos="from-left" style:horizontal-rel="paragraph" draw:wrap-influence-on-position="once-concurrent" loext:allow-overlap="true"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paragraph-properties style:writing-mode="lr-tb"/>
    </style:style>
    <style:style style:name="gr3" style:family="graphic">
      <style:graphic-properties draw:stroke="solid" svg:stroke-width="0.0783in" svg:stroke-color="#000000" draw:marker-start="" draw:marker-start-width="0.2362in" draw:marker-start-center="false" draw:marker-end="Arrow" draw:marker-end-width="0.2362in" draw:marker-end-center="false" draw:fill="solid" draw:fill-color="#99ccff" draw:textarea-horizontal-align="center" draw:textarea-vertical-align="middle" fo:padding-top="0.089in" fo:padding-bottom="0.089in" fo:padding-left="0.1374in" fo:padding-right="0.137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35"/>
      <text:p text:style-name="P23"/>
      <text:p text:style-name="P23"/>
      <text:p text:style-name="P22"/>
      <text:p text:style-name="P22"/>
      <text:p text:style-name="P22"/>
      <text:p text:style-name="P22"/>
      <text:p text:style-name="P22"/>
      <text:p text:style-name="P22"/>
      <text:p text:style-name="P22"/>
      <text:h text:style-name="P39" text:outline-level="1">Titel</text:h>
      <text:h text:style-name="P40" text:outline-level="1">Undertitel</text:h>
      <text:h text:style-name="P42" text:outline-level="1"/>
      <text:h text:style-name="P43" text:outline-level="1">Författare</text:h>
      <text:h text:style-name="P44" text:outline-level="1"/>
      <text:p text:style-name="P24">Självständigt arbete på <text:span text:style-name="T17">grund</text:span>nivå</text:p>
      <text:p text:style-name="P27"><text:span text:style-name="T20">Independent degree project - </text:span><text:span text:style-name="T21">first</text:span><text:span text:style-name="T20"> cycl</text:span>vudområde</text:p>
      <text:p text:style-name="P28">Major Subject</text:p>
      <text:p text:style-name="P26"/>
      <text:p text:style-name="P25">Titel</text:p>
      <text:p text:style-name="P29"><text:span text:style-name="T19">Eventuell underrubrik</text:span><text:span text:style-name="T18">Förnamn Efternamn</text:span></text:p>
      <text:h text:style-name="P45" text:outline-level="1"/>
      <text:h text:style-name="P45" text:outline-level="1"/>
      <text:h text:style-name="P45" text:outline-level="1"/>
      <text:h text:style-name="P45" text:outline-level="1"/>
      <text:h text:style-name="P45" text:outline-level="1"/>
      <text:h text:style-name="P45" text:outline-level="1"/>
      <text:p text:style-name="P14"><text:span text:style-name="T3">MITTUNIVERSITETET<text:line-break/></text:span><text:span text:style-name="T4">Institutionen för Informations-system och teknologi</text:span></text:p>
      <text:p text:style-name="P7"><text:span text:style-name="T11">Examinator:</text:span><text:span text:style-name="T13"> Förnamn Efternamn, </text:span><text:a xlink:type="simple" xlink:href="mailto:xxxxx@miun.se" text:style-name="Internet_20_link" text:visited-style-name="Visited_20_Internet_20_Link"><text:span text:style-name="T13">xxxxx@miun.se</text:span></text:a><text:span text:style-name="T13"><text:line-break/></text:span><text:span text:style-name="T11">Handledare:</text:span><text:span text:style-name="T13"> Förnamn Efternamn, </text:span><text:a xlink:type="simple" xlink:href="mailto:xxxxx@miun.se" text:style-name="Internet_20_link" text:visited-style-name="Visited_20_Internet_20_Link"><text:span text:style-name="T13">xxxxx@miun.se</text:span></text:a><text:span text:style-name="T13"><text:line-break/></text:span><text:span text:style-name="T11">Författare:</text:span><text:span text:style-name="T13"> Förnamn Efternamn, </text:span><text:a xlink:type="simple" xlink:href="mailto:xxxxx0000@student.miun.se" text:style-name="Internet_20_link" text:visited-style-name="Visited_20_Internet_20_Link"><text:span text:style-name="T13">xxxxx0000@student.miun.se</text:span></text:a><text:span text:style-name="T13"><text:line-break/></text:span><text:span text:style-name="T11">Utbildningsprogram:</text:span><text:span text:style-name="T13"> </text:span><text:span text:style-name="T14">TWEUG, Webbutveckling</text:span><text:span text:style-name="T13">, 1</text:span><text:span text:style-name="T14">2</text:span><text:span text:style-name="T13">0 hp<text:line-break/></text:span><text:span text:style-name="T11">Huvudområde:</text:span><text:span text:style-name="T13"> </text:span><text:span text:style-name="T14">Datateknik</text:span><text:span text:style-name="T13"><text:line-break/></text:span><text:span text:style-name="T11">Termin, år: </text:span><text:span text:style-name="T12">VT</text:span><text:span text:style-name="T13">, </text:span><text:span text:style-name="T16">2021</text:span><text:span text:style-name="T13"> </text:span></text:p>
      <text:h text:style-name="P37" text:outline-level="1"><text:bookmark-start text:name="__RefHeading___Toc1490_3709290493"/>Sammanfattning<text:bookmark-end text:name="__RefHeading___Toc1490_3709290493"/></text:h>
      <text:h text:style-name="P46"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47" text:outline-level="1"><text:span text:style-name="T2">Nyckelord:</text:span> Människa-dator-interaktion, XML, Linux , Java.</text:h>
      <text:h text:style-name="Heading_20_1_20_no_20_number" text:outline-level="1"><text:bookmark-start text:name="__RefHeading___Toc1488_3709290493"/>Abstract<text:bookmark-end text:name="__RefHeading___Toc1488_3709290493"/></text:h>
      <text:p text:style-name="P7">Abstract, det vill säga motsvarande sammanfattning på engelska, krävs i examensrapporter. Abstract skrivs i ett stycke.</text:p>
      <text:h text:style-name="P47" text:outline-level="1"><text:span text:style-name="T2">Keywords:</text:span><text:span text:style-name="T9"> Exempel: Human-comput</text:span><text:span text:style-name="T10">e</text:span><text:span text:style-name="T9">r interaction, XML, Linux, Java.</text:span></text:h>
      <text:p text:style-name="P16"><text:bookmark-start text:name="__RefHeading___Toc1486_3709290493"/>Förord<text:bookmark-end text:name="__RefHeading___Toc1486_3709290493"/></text:p>
      <text:h text:style-name="P47"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2">Innehållsförteckning</text:p>
          </text:index-title>
          <text:p text:style-name="P34">Sammanfattning<text:tab/>2</text:p>
          <text:p text:style-name="P34">Abstract<text:tab/>3</text:p>
          <text:p text:style-name="P34">Förord<text:tab/>4</text:p>
          <text:p text:style-name="P34">Terminologi<text:tab/>6</text:p>
          <text:p text:style-name="P31">1 <text:tab/>Introduktion / Inledning<text:tab/>1</text:p>
          <text:p text:style-name="P33">1.1 <text:tab/>Bakgrund och problemmotivering<text:tab/>1</text:p>
          <text:p text:style-name="P33">1.2 <text:tab/>Övergripande syfte / Högnivåproblemformulering<text:tab/>2</text:p>
          <text:p text:style-name="P33">1.3 <text:tab/>Avgränsningar<text:tab/>2</text:p>
          <text:p text:style-name="P33">1.4 <text:tab/>Konkreta och verifierbara mål / Detaljerad problemformulering<text:tab/>2</text:p>
          <text:p text:style-name="P33">1.5 <text:tab/>Översikt<text:tab/>3</text:p>
          <text:p text:style-name="P33">1.6 <text:tab/>Författarens bidrag<text:tab/>3</text:p>
          <text:p text:style-name="P31">2 <text:tab/>Teori / Bakgrundsmaterial<text:tab/>4</text:p>
          <text:p text:style-name="P33">2.1 <text:tab/>Definition av termer och förkortningar<text:tab/>4</text:p>
          <text:p text:style-name="P30">2.1.1 <text:tab/>Exempel på rubriknivå 3<text:tab/>5</text:p>
          <text:p text:style-name="P33">2.2 <text:tab/>Att referera eller citera<text:tab/>5</text:p>
          <text:p text:style-name="P33">2.3 <text:tab/>Källförteckning och källhänvisningar<text:tab/>5</text:p>
          <text:p text:style-name="P33">2.4 <text:tab/>Automatiskt numrerade källhänvisningar<text:tab/>6</text:p>
          <text:p text:style-name="P33">2.5 <text:tab/>Illustrationer<text:tab/>7</text:p>
          <text:p text:style-name="P33">2.6 <text:tab/>Matematiska formler<text:tab/>8</text:p>
          <text:p text:style-name="P31">3 <text:tab/>Metod<text:tab/>9</text:p>
          <text:p text:style-name="P31">4 <text:tab/>Konstruktion / Lösningsalternativ<text:tab/>10</text:p>
          <text:p text:style-name="P31">5 <text:tab/>Resultat<text:tab/>11</text:p>
          <text:p text:style-name="P31">6 <text:tab/>Slutsatser / Analys / Diskussion<text:tab/>12</text:p>
          <text:p text:style-name="P33">6.1 <text:tab/>Analys och resultatdiskussion<text:tab/>12</text:p>
          <text:p text:style-name="P33">6.2 <text:tab/>Projektmetod diskussion<text:tab/>12</text:p>
          <text:p text:style-name="P33">6.3 <text:tab/>Etisk och social diskussion<text:tab/>13</text:p>
          <text:p text:style-name="P34">Källförteckning<text:tab/>14</text:p>
          <text:p text:style-name="P34">Bilaga A: Dokumentation av egenutvecklad programkod<text:tab/>15</text:p>
          <text:p text:style-name="P33"><text:tab/>Exempel på underrubrik<text:tab/>15</text:p>
        </text:index-body>
      </text:table-of-content>
      <text:h text:style-name="Heading_20_1_20_no_20_number" text:outline-level="1"><text:bookmark-start text:name="__RefHeading___Toc1484_3709290493"/>Terminologi<text:bookmark-end text:name="__RefHeading___Toc1484_3709290493"/></text:h>
      <text:h text:style-name="P46"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1586982110128">
          <table:table-cell table:style-name="Table1.A1" table:number-columns-spanned="2" office:value-type="string">
            <text:h text:style-name="P41" text:outline-level="1">Akronymer/Förkortningar</text:h>
          </table:table-cell>
          <table:covered-table-cell/>
        </table:table-row>
        <table:table-row table:style-name="TableLine1586982106320">
          <table:table-cell table:style-name="Table1.A3" office:value-type="string">
            <text:p text:style-name="P7">ACK</text:p>
          </table:table-cell>
          <table:table-cell table:style-name="Table1.B3" office:value-type="string">
            <text:p text:style-name="P8"><text:span text:style-name="T1">Acknowledge. Kvittering av korrekt överfört meddelande.</text:span> </text:p>
          </table:table-cell>
        </table:table-row>
        <table:table-row table:style-name="TableLine1586982114208">
          <table:table-cell table:style-name="Table1.A3" office:value-type="string">
            <text:p text:style-name="P17">AWGN</text:p>
          </table:table-cell>
          <table:table-cell table:style-name="Table1.B3" office:value-type="string">
            <text:p text:style-name="P18">Additive White Gaussian Noise.</text:p>
          </table:table-cell>
        </table:table-row>
      </table:table>
      <text:h text:style-name="P46" text:outline-level="1"/>
      <table:table table:name="Table2" table:style-name="Table2">
        <table:table-column table:style-name="Table2.A"/>
        <table:table-column table:style-name="Table2.B"/>
        <table:table-row table:style-name="TableLine1586982101152">
          <table:table-cell table:style-name="Table2.A1" table:number-columns-spanned="2" office:value-type="string">
            <text:h text:style-name="P41" text:outline-level="1">Matematisk notation</text:h>
          </table:table-cell>
          <table:covered-table-cell/>
        </table:table-row>
        <table:table-row table:style-name="TableLine1586982105232">
          <table:table-cell table:style-name="Table2.A3" office:value-type="string">
            <text:p text:style-name="P7"><draw:frame draw:style-name="fr1" draw:name="Object1" text:anchor-type="as-char" svg:width="0.4366in" svg:height="0.1902in"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8">Generatorpolynom vid CRC.</text:p>
          </table:table-cell>
        </table:table-row>
        <table:table-row table:style-name="TableLine1586982129440">
          <table:table-cell table:style-name="Table2.A3" office:value-type="string">
            <text:p text:style-name="P17"><draw:frame draw:style-name="fr1" draw:name="Object2" text:anchor-type="as-char" svg:width="0.2693in" svg:height="0.2083in"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8">Grad av intersymbolinterferens.</text:p>
          </table:table-cell>
        </table:table-row>
      </table:table>
      <text:h text:style-name="P46" text:outline-level="1"/>
      <text:h text:style-name="P36" text:outline-level="1"><text:bookmark-start text:name="__RefHeading___Toc1452_3709290493"/>Introduktion / Inledning<text:bookmark-end text:name="__RefHeading___Toc1452_3709290493"/></text:h>
      <text:p text:style-name="P12">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7">Det inledande kapitlet motsvarar innehållet i den <text:span text:style-name="T5">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7">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Heading_20_2" text:outline-level="2"><text:bookmark-start text:name="__RefHeading___Toc1454_3709290493"/>Bakgrund och problemmotivering<text:bookmark-end text:name="__RefHeading___Toc1454_3709290493"/></text:h>
      <text:p text:style-name="P7">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7">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 </text:p>
      <text:p text:style-name="P7">Exempel: ”Mänskligheten har under historien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7"><text:soft-page-break/>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Heading_20_2" text:outline-level="2"><text:bookmark-start text:name="__RefHeading___Toc1474_3709290493"/>Övergripande syfte / Högnivåproblemformulering<text:bookmark-end text:name="__RefHeading___Toc1474_3709290493"/></text:h>
      <text:p text:style-name="P7">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kan veta när du har uppnått. Det kan även vara en problemformulering på hög nivå som inte kan besvaras av undersökningens diagram, tabeller eller andra objektiva resultat, men som senare kan diskuteras i det avslutande kapitlet.</text:p>
      <text:p text:style-name="P7">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s/></text:p>
      <text:h text:style-name="Heading_20_2" text:outline-level="2"><text:bookmark-start text:name="__RefHeading___Toc1472_3709290493"/>Avgränsningar<text:bookmark-end text:name="__RefHeading___Toc1472_3709290493"/></text:h>
      <text:p text:style-name="P7">Exempel: ”Studien har fokus på …Undersökningen är avgränsad till utvärdering av fall F1 och F2 …Undersökningens slutsatser bör emellertid vara generellt giltiga för alla…I undersökningen negligeras inverkan av Z, därför att …”</text:p>
      <text:h text:style-name="Heading_20_2" text:outline-level="2"><text:bookmark-start text:name="__RefHeading___Toc1470_3709290493"/>Konkreta och verifierbara mål / Detaljerad problemformulering<text:bookmark-end text:name="__RefHeading___Toc1470_3709290493"/></text:h>
      <text:p text:style-name="P7">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7">Detta underkapitel skrivs vanligen efter det att du har genomfört teoristudien i kapitel 2, och revideras ofta under projektets gång. Det förekommer att den konkreta problemformuleringen placeras efter teoristudien, eftersom det annars <text:soft-page-break/>kan vara svårt för läsaren att förstå de begrepp du använder. Nackdelen med en sådan disposition är emellertid att läsaren kan tappa intresset för ämnet, till följd av att det dröjer så länge innan du som författare kommer till kärnpunkten.</text:p>
      <text:p text:style-name="P7">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 </text:p>
      <text:p text:style-name="P7">Exempel på målformulering för en teknisk rapport: “Undersökningens mål är att föreslå en lösning på följande tekniska problem:… Undersökningen har vidare som mål att verifiera att lösningsförslaget tillhandahåller användbara <text:s/>kriterier, samt utvärderar förslaget med avseende på prestandamått Y.” </text:p>
      <text:p text:style-name="P7">Allt för tekniska detaljer senareläggs till konstruktionskapitlets tekniska kravspecifikation. </text:p>
      <text:h text:style-name="Heading_20_2" text:outline-level="2"><text:bookmark-start text:name="__RefHeading___Toc1468_3709290493"/>Översikt<text:bookmark-end text:name="__RefHeading___Toc1468_3709290493"/></text:h>
      <text:p text:style-name="P7">Beskriv kort rapportens disposition. Exempel: ”Kapitel 2 beskriver...”.</text:p>
      <text:h text:style-name="Heading_20_2" text:outline-level="2"><text:bookmark-start text:name="__RefHeading___Toc1466_3709290493"/>Författarens bidrag<text:bookmark-end text:name="__RefHeading___Toc1466_3709290493"/></text:h>
      <text:p text:style-name="P7">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h text:style-name="Heading_20_1" text:outline-level="1"><text:bookmark-start text:name="__RefHeading___Toc1450_3709290493"/>Teori / Bakgrundsmaterial<text:bookmark-end text:name="__RefHeading___Toc1450_3709290493"/></text:h>
      <text:p text:style-name="P7">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examensarbeten, dokument på webben, tekniska rapporter och standarder. Förklara pedagogiskt med konkreta exempel och många illustrationer. Skriv på en nivå så att någon med liknande utbildning som du kan förstå texten.</text:p>
      <text:p text:style-name="P7">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7">Rubriken kan gärna vara ett ämne, till exempel ”GSM-standarden” eller ”Forskningsläget inom område X”. </text:p>
      <text:p text:style-name="P7">Om teoristudien är kort kan den i stället ingå i kapitlet Inledning.</text:p>
      <text:p text:style-name="P7">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 </text:p>
      <text:h text:style-name="Heading_20_2" text:outline-level="2"><text:bookmark-start text:name="__RefHeading___Toc1464_3709290493"/>Definition av termer och förkortningar<text:bookmark-end text:name="__RefHeading___Toc1464_3709290493"/></text:h>
      <text:p text:style-name="P7">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 <text:span text:style-name="T5">kursiv</text:span> stil. </text:p>
      <text:p text:style-name="P7">Första gången en <text:span text:style-name="T5">förkortning</text:span> (förk.) används skrivs den inom parentes efter dess förklaring, såsom exemplifieras i denna mening. </text:p>
      <text:p text:style-name="P7">Använd svenska termer så långt det är möjligt. Se svenska datatermgruppens rekommendationer på webbplatsen<text:tab/> </text:p>
      <text:p text:style-name="P7">http://www.nada.kth.se/dataterm/.</text:p>
      <text:h text:style-name="Heading_20_3" text:outline-level="3"><text:bookmark-start text:name="__RefHeading___Toc1478_3709290493"/><text:soft-page-break/>Exempel på rubriknivå 3<text:bookmark-end text:name="__RefHeading___Toc1478_3709290493"/></text:h>
      <text:p text:style-name="P7">Undvik för många rubriknivåer. </text:p>
      <text:h text:style-name="Heading_20_2" text:outline-level="2"><text:bookmark-start text:name="__RefHeading___Toc1462_3709290493"/>Att referera eller citera<text:bookmark-end text:name="__RefHeading___Toc1462_3709290493"/></text:h>
      <text:p text:style-name="P7">Du <text:span text:style-name="T5">refererar</text:span> när du sammanfattar eller återger en text med egna ord.</text:p>
      <text:p text:style-name="P7">Ex: Fors<text:span text:style-name="T22">s</text:span>lund <text:bookmark-ref text:reference-format="number" text:ref-name="__RefNumPara__1427_1373209633">[5]</text:bookmark-ref><text:s/>förespråkar mer berättande rubriker i tekniska rapporter och menar att man särskilt i underrubrikerna kan ge viktig information.</text:p>
      <text:p text:style-name="P7">Du citerar när du ordagrant återger en fras, en mening eller ett stycke. I normalfallet refererar man 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 </text:p>
      <text:p text:style-name="P7">Korta citat omges med citationstecken. Att citera Strömqvist <text:s/>kan vara en passande illustration i detta sammanhang: "Det må vara svårt att skriva, men det är roligt också" <text:bookmark-ref text:reference-format="number" text:ref-name="__RefNumPara__1429_1373209633">[4]</text:bookmark-ref>.</text:p>
      <text:p text:style-name="P7">Långa citat kan återges i form av blockcitat. Textmassan placeras då på sidan utan citationstecken, men med indrag, dvs något förskjutet åt höger, och med mindre teckenstorlek. Källan anges i direkt anslutning till citatet. <text:s/></text:p>
      <text:p text:style-name="Quote">Det här är ett blockcitat vilket innebär indragning, mindre teckenstorlek, rak vänstermarginal, inte nödvändigtvis rak högermarginal, och inga citationstecken. Blockcitatet kan tillämpas vid mer än ungefär 50 ord. Blockcitat avslutas alltid med källhänvisning <text:bookmark-ref text:reference-format="number" text:ref-name="__RefNumPara__1429_1373209633">[4]</text:bookmark-ref>.</text:p>
      <text:p text:style-name="P7"/>
      <text:h text:style-name="Heading_20_2" text:outline-level="2"><text:bookmark-start text:name="__RefHeading___Toc1460_3709290493"/>Källförteckning och källhänvisningar<text:bookmark-end text:name="__RefHeading___Toc1460_3709290493"/></text:h>
      <text:p text:style-name="P13">Observera! Att kopiera in en text utan att ange dess källa betraktas som plagiat och därmed allvarligt fusk. </text:p>
      <text:p text:style-name="P7">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 </text:p>
      <text:p text:style-name="P7">Använd vederhäftiga källor, gärna författade av auktoriteter på området. Privata hemsidor och studentuppsatser har låg tillförlitlighet som källor, i synnerhet om <text:soft-page-break/>studentuppsatsen har lägre nivå (A, B, C eller D) än det egna arbetet. Var källkritisk, särskilt mot kommersiella försäljningsargument.</text:p>
      <text:p text:style-name="P7">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7">Enligt Vancouver-systemet <text:bookmark-ref text:reference-format="number" text:ref-name="__RefNumPara__599_1477455428">[1]</text:bookmark-ref>ordnas källförteckningen i den ordning källorna återges i den löpande texten, och källhänvisningen anges i texten med en siffra inom hakparenteser, t ex <text:bookmark-ref text:reference-format="number" text:ref-name="__RefNumPara__1878_1373209633">[2]</text:bookmark-ref><text:s/>eller <text:bookmark-ref text:reference-format="number" text:ref-name="__RefNumPara__1880_1373209633">[3]</text:bookmark-ref>,<text:bookmark-ref text:reference-format="number" text:ref-name="__RefNumPara__1429_1373209633">[4]</text:bookmark-ref>. De anges även i denna ordning i källförteckningen. Exempel på källhänvisning: Enligt Eriksson <text:bookmark-ref text:reference-format="number" text:ref-name="__RefNumPara__1880_1373209633">[3]</text:bookmark-ref><text:s/>kan dynamiska SFN ge betydande prestandavinster.</text:p>
      <text:p text:style-name="P7">Exempel på post i källförteckning enligt Vancouver-systemet: (Observera att förteckningen inte placeras här, utan i slutet av dokumentet.)</text:p>
      <text:p text:style-name="P7">[2]<text:tab/>M. Eriksson, ”Dynamic Single Frequency Networks”, <text:span text:style-name="T5">IEEE Journal on <text:tab/>Selected Areas in Communications (J-SAC)</text:span>, vol. 19, nr. 10, 2001, <text:tab/><text:tab/>s. 1905-1914.</text:p>
      <text:p text:style-name="P7">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7">Exempel på källförteckning:</text:p>
      <text:p text:style-name="P7">[9]<text:tab/>Wikipedia, ”H.264/MPEG-4 AVC”, <text:tab/>http://en.wikipedia.org/wiki/H.264/MPEG-4_AVC <text:line-break/><text:tab/>Hämtad 2010-04-21.</text:p>
      <text:p text:style-name="P7">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Heading_20_2" text:outline-level="2"><text:bookmark-start text:name="__RefHeading__1550_1780816771"/>Automatiskt numrerade källhänvisningar<text:bookmark-end text:name="__RefHeading__1550_1780816771"/></text:h>
      <text:p text:style-name="P7">Du kan utnyttja ordbehandlingsprogrammet för att automatiskt numrera källförteckningen och källhänvisningarna enligt Vancouver-systemet. Denna <text:s/>OpenOffice-mall stödjer ett sätt att göra det på och precis som sägs ovan hittar du exempel på källförteckningar skapad med den metoden i slutet av mallen. </text:p>
      <text:p text:style-name="P7">Metoden innebär att du skriver in källans beskrivning i källförteckningen i slutet av dokumentet, i en automatiskt numrerad lista. Därefter markerar du var i den löpande texten källhänvisningen ska placeras, och väljer menyalternativet Infoga -&gt; Korshänvisning, välj Numrerade <text:s/>stycken i Fälttyps-fönstret, scrolla <text:soft-page-break/>ner i Urvalsfönstret och markera den referens du vill referera till och välj därefter Nummer i fönstret Infoga referens till. Exempel på en sådan källhänvisning: Se <text:bookmark-ref text:reference-format="number" text:ref-name="__RefNumPara__599_1477455428">[1]</text:bookmark-ref>. Fördelen med denna metod är att källförteckningen kan ha valfri ordningsföljd. </text:p>
      <text:h text:style-name="Heading_20_2" text:outline-level="2"><text:bookmark-start text:name="__RefHeading___Toc1458_3709290493"/>Illustrationer<text:bookmark-end text:name="__RefHeading___Toc1458_3709290493"/></text:h>
      <text:p text:style-name="P7">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19"><draw:g text:anchor-type="as-char" svg:y="-0.2437in" draw:z-index="7" draw:name="Shape2" draw:style-name="gr1"><draw:custom-shape draw:style-name="gr2" draw:text-style-name="P49" xml:id="id1" draw:id="id1" svg:width="1.3787in" svg:height="1.2752in" svg:x="0in" svg:y="0in"><text:p text:style-name="P48"><text:span text:style-name="T23">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9" xml:id="id2" draw:id="id2" svg:width="1.7717in" svg:height="1.2752in" svg:x="2.402in" svg:y="0in"><text:p text:style-name="P48"><text:span text:style-name="T23">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50" draw:type="line" svg:x1="1.3783in" svg:y1="0.6374in" svg:x2="2.402in" svg:y2="0.6374in" draw:start-shape="id1" draw:start-glue-point="8" draw:end-shape="id2" svg:d="M3501 1000h2600" svg:viewBox="0 0 2602 2"><text:p/></draw:connector></draw:g></text:p>
      <text:p text:style-name="Figure">Figur <text:sequence text:ref-name="refFigure0" text:name="Figure" text:formula="ooow:Figure+1" style:num-format="1">1</text:sequence>: Systemöversikt <text:bookmark-ref text:reference-format="number" text:ref-name="__RefNumPara__1429_1373209633">[4]</text:bookmark-ref></text:p>
      <text:p text:style-name="P7">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 </text:p>
      <text:p text:style-name="P7">Du kan rita illustrationer i OpenOffice Draw och kopiera figuren direkt in i OpenOffice Writer. För att få figuren att följa texten högerklicka på den och välj Förankring-&gt;Som tecken.</text:p>
      <text:p text:style-name="P7">Den här mallen har en fördefinierad variabel ”Figure” vilken kan användas för att åstadkomma automatisk figurnumrering. Du kan kopiera från exemplet ovan eller använda dig av menyalternativet Infoga -&gt; Fältkommando -&gt; Andra och välja fliken Variabler. Där väljer du ”Figure” i Urvalsfönstret och trycker sedan på Infoga. För automatisk hänvisning till en figur, välj Infoga-&gt; Korshänvisning. Välj ”Figure” i Fälttypsrutan och välj vilken figur du vill referera till i Urval. Kom ihåg att välja Nummer i Infoga referens till-rutan och <text:s/>avsluta med Infoga. Hänvisningar till figuren, figur <text:sequence-ref text:reference-format="value" text:ref-name="refFigure0">1</text:sequence-ref>, ovan är skapade med hjälp av dessa funktioner.</text:p>
      <text:p text:style-name="P7">Kom ihåg att du enkelt kan nå Fältkommandofönstret för korsreferenser och variabelnamn genom att trycka Ctrl+F2.</text:p>
      <text:p text:style-name="P7">Tabell <text:sequence-ref text:reference-format="value" text:ref-name="refTable0">1</text:sequence-ref><text:s/>visar en exempeltabell. Automatisk numrering fungerar på samma sätt som för figurer men du använder dig av variabeln ”Tabell” istället. Att Referera till tabeller i texten följer samma regler som för figurer och utförs på liknande sätt. </text:p>
      <text:p text:style-name="P20"><text:soft-page-break/>Tabell <text:sequence text:ref-name="refTable0" text:name="Table" text:formula="ooow:Table+1" style:num-format="1">1</text:sequence>: Mätresultat för undersökta metoder. </text:p>
      <table:table table:name="Table34" table:style-name="Table34">
        <table:table-column table:style-name="Table34.A"/>
        <table:table-column table:style-name="Table34.B" table:number-columns-repeated="3"/>
        <table:table-row table:style-name="TableLine1585097801696">
          <table:table-cell table:style-name="Table34.A1" office:value-type="string">
            <text:p text:style-name="Table_20_Heading"/>
          </table:table-cell>
          <table:table-cell table:style-name="Table34.B1" office:value-type="string">
            <text:p text:style-name="Table_20_Heading">Kortast</text:p>
          </table:table-cell>
          <table:table-cell table:style-name="Table34.B1" office:value-type="string">
            <text:p text:style-name="Table_20_Heading">Längst</text:p>
          </table:table-cell>
          <table:table-cell table:style-name="Table34.D1" office:value-type="string">
            <text:p text:style-name="Table_20_Heading">Medel</text:p>
          </table:table-cell>
        </table:table-row>
        <table:table-row table:style-name="TableLine1585097800880">
          <table:table-cell table:style-name="Table34.A1" office:value-type="string">
            <text:p text:style-name="Table_20_Contents">Metod ett</text:p>
          </table:table-cell>
          <table:table-cell table:style-name="Table34.B1" office:value-type="string">
            <text:p text:style-name="Table_20_Contents">10 ms</text:p>
          </table:table-cell>
          <table:table-cell table:style-name="Table34.B1" office:value-type="string">
            <text:p text:style-name="Table_20_Contents">30 ms</text:p>
          </table:table-cell>
          <table:table-cell table:style-name="Table34.D1" office:value-type="string">
            <text:p text:style-name="Table_20_Contents">20 ms</text:p>
          </table:table-cell>
        </table:table-row>
        <table:table-row table:style-name="TableLine1585097800336">
          <table:table-cell table:style-name="Table34.A1" office:value-type="string">
            <text:p text:style-name="Table_20_Contents">Metod två</text:p>
          </table:table-cell>
          <table:table-cell table:style-name="Table34.B1" office:value-type="string">
            <text:p text:style-name="Table_20_Contents">20 ms</text:p>
          </table:table-cell>
          <table:table-cell table:style-name="Table34.B1" office:value-type="string">
            <text:p text:style-name="Table_20_Contents">40 ms</text:p>
          </table:table-cell>
          <table:table-cell table:style-name="Table34.D1" office:value-type="string">
            <text:p text:style-name="Table_20_Contents">35 ms</text:p>
          </table:table-cell>
        </table:table-row>
      </table:table>
      <text:h text:style-name="Heading_20_2" text:outline-level="2"><text:bookmark-start text:name="__RefHeading___Toc1456_3709290493"/>Matematiska formler<text:bookmark-end text:name="__RefHeading___Toc1456_3709290493"/></text:h>
      <text:p text:style-name="P9">Matematiska formler ska vara centrerade, alternativt indragna cirka en centimeter. De bör numreras, och då längst ut till höger. Variabelnamn är vanligen kursiverade. Hänvisningar till ekvationer sker med referens till ekvationsnumret, utom då referenser är i början av en mening. Alla variabler definieras i den löpande texten. Se följande exempel:</text:p>
      <text:p text:style-name="P10">Den effekt<draw:frame draw:style-name="fr1" draw:name="Object3" text:anchor-type="as-char" svg:width="0.3362in" svg:height="0.2083in" draw:z-index="2"><draw:object xlink:href="./Object 3" xlink:type="simple" xlink:show="embed" xlink:actuate="onLoad"/><draw:image xlink:href="./ObjectReplacements/Object 3" xlink:type="simple" xlink:show="embed" xlink:actuate="onLoad"/></draw:frame>som överförs från basstation <text:span text:style-name="T5">i</text:span> till mobiltelefon <text:span text:style-name="T5">j</text:span> modelleras enligt följande:</text:p>
      <text:p text:style-name="Fomula"><draw:frame draw:style-name="fr1" draw:name="Object4" text:anchor-type="as-char" svg:width="1.0937in" svg:height="0.4661in" draw:z-index="3"><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10">där<draw:frame draw:style-name="fr1" draw:name="Object5" text:anchor-type="as-char" svg:width="0.2311in" svg:height="0.2083in" draw:z-index="4"><draw:object xlink:href="./Object 5" xlink:type="simple" xlink:show="embed" xlink:actuate="onLoad"/><draw:image xlink:href="./ObjectReplacements/Object 5" xlink:type="simple" xlink:show="embed" xlink:actuate="onLoad"/></draw:frame>är basstationens sändareffekt;<draw:frame draw:style-name="fr1" draw:name="Object6" text:anchor-type="as-char" svg:width="0.3209in" svg:height="0.2083in" draw:z-index="5"><draw:object xlink:href="./Object 6" xlink:type="simple" xlink:show="embed" xlink:actuate="onLoad"/><draw:image xlink:href="./ObjectReplacements/Object 6" xlink:type="simple" xlink:show="embed" xlink:actuate="onLoad"/></draw:frame>är avståndet mellan basstationen och mobilen; <text:span text:style-name="T7">α</text:span><text:span text:style-name="T8"> är en utbredningsexponent som är 2 i fri rymd och cirka 3 till 4 i stadsbebyggelse; </text:span><text:span text:style-name="T5">C</text:span> är en faktor som beror av antennförstärkning, kanalfrekvens och antennhöjd; samt<draw:frame draw:style-name="fr1" draw:name="Object7" text:anchor-type="as-char" svg:width="0.3402in" svg:height="0.2083in" draw:z-index="6"><draw:object xlink:href="./Object 7" xlink:type="simple" xlink:show="embed" xlink:actuate="onLoad"/><draw:image xlink:href="./ObjectReplacements/Object 7" xlink:type="simple" xlink:show="embed" xlink:actuate="onLoad"/></draw:frame>är en stokastisk variabel som återspeglar fädningens inverkan.</text:p>
      <text:p text:style-name="P10">Du kan enkelt lägga till och editera matematisk formler med ekvationseditorn <text:s/>som du finner under under Infoga -&gt; Objekt -&gt; Formel...”. </text:p>
      <text:p text:style-name="P10">Exempel på referens till en ekvation: Utifrån ekv(<text:sequence-ref text:reference-format="value" text:ref-name="refFormula0">1</text:sequence-ref>) inses att den mottagna effekten är proportionerlig mot sändareffekten. I OpenOffice refererar och numrerar du ekvationer på samma sätt som figurer och tabeller, använd bara ”Formula” som Fälttyp.</text:p>
      <text:h text:style-name="Heading_20_1" text:outline-level="1"><text:bookmark-start text:name="__RefHeading___Toc1448_3709290493"/>Metod<text:bookmark-end text:name="__RefHeading___Toc1448_3709290493"/></text:h>
      <text:p text:style-name="P11">I examens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11">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 </text:p>
      <text:p text:style-name="P11">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11">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11">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Heading_20_1" text:outline-level="1"><text:bookmark-start text:name="__RefHeading___Toc1446_3709290493"/>Konstruktion / Lösningsalternativ<text:bookmark-end text:name="__RefHeading___Toc1446_3709290493"/></text:h>
      <text:p text:style-name="P11">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 </text:p>
      <text:p text:style-name="P11">Tänk på att läsaren sällan är intresserad av alltför detaljerad dokumentation av datorprogramkod, algoritmer, kretsscheman, användarhand-ledning, med mera. Sådana detaljer placeras med fördel i bilagor, om de över huvud taget inkluderas. </text:p>
      <text:p text:style-name="P11">Under din tidigare universitetsutbildning har du i huvudsak fått små uppgifter som vanligen har tagit några minuter eller timmar att lösa. Ett examensarbete eller en projektkurs kan ibland kännas som en oöverstiglig uppgift därför att den är så omfattande, om du inte vet i vilken ände du ska börja. Ett sätt att underlätta stora projekt är att använda <text:span text:style-name="T5">top-down-metoden</text:span>,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p>
      <text:p text:style-name="P11">Det är emellertid inte alltid praktiskt möjligt att arbeta enligt top-down-metoden, eftersom problemet kan vara för komplext och du inte ser hela problembilden från början. Många gånger måste du kanske växla mellan top-down- och <text:span text:style-name="T5">bottom-up-metoden</text:span>.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p>
      <text:p text:style-name="P11">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h text:style-name="Heading_20_1" text:outline-level="1"><text:bookmark-start text:name="__RefHeading___Toc1444_3709290493"/>Resultat<text:bookmark-end text:name="__RefHeading___Toc1444_3709290493"/></text:h>
      <text:p text:style-name="P11">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1">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1">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Slutsatser / Analys / Diskussion<text:bookmark-end text:name="__RefHeading___Toc1442_3709290493"/></text:h>
      <text:p text:style-name="P7">Efter de objektiva resultaten följer kapitlet Slutsatser/Analys/Diskussion (välj en rubrik), där du presenter dina egna slutsatser, din subjektiva uppfattning, samt kritiskt analyserar resultatens tillförlitlighet och generaliserbarhet.</text:p>
      <text:p text:style-name="P7">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7">Att återknyta till undersökningens syftes- och målformulering hör till det viktigaste i detta kapitel. </text:p>
      <text:p text:style-name="P7">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7">Den sista frågan inbjuder till möjligheten att ge förslag till andra, anknytande undersökningar, d.v.s. förslag dels till åtgärder och rekommendationer, dels till fortsatt forskning eller utveckling för den som vill bygga vidare på ditt arbete.</text:p>
      <text:p text:style-name="P7">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Heading_20_2" text:outline-level="2"><text:bookmark-start text:name="__RefHeading___Toc1420_2017885846"/>Analys och resultatdiskussion<text:bookmark-end text:name="__RefHeading___Toc1420_2017885846"/></text:h>
      <text:p text:style-name="P6">Gör en djupanalys och diskutera din applikation/resultat/mätresultat. Här kan man vara mer subjektiv i sin beskrivning.</text:p>
      <text:h text:style-name="Heading_20_2" text:outline-level="2"><text:bookmark-start text:name="__RefHeading___Toc1418_2017885846"/>Projektmetod diskussion<text:bookmark-end text:name="__RefHeading___Toc1418_2017885846"/></text:h>
      <text:p text:style-name="P6">Analysera och diskutera din valda metod, infallsvinkel och/eller valda startvärden.</text:p>
      <text:h text:style-name="Heading_20_2" text:outline-level="2"><text:bookmark-start text:name="__RefHeading___Toc1416_2017885846"/><text:soft-page-break/>Etisk och social diskussion<text:bookmark-end text:name="__RefHeading___Toc1416_2017885846"/></text:h>
      <text:p text:style-name="P6">I detta underkapitel ska du diskutera etiska frågeställningar, hur ditt projekt påverkar människor och dess omgivning socialt. Använd ett mänskligt perspektiv, hur kommer människor att påverkas av ditt arbete, var andra involverade i ditt arbete, enskilda människors personliga integritet? Visa att du har tänkt på hur ditt projekt kan användas av människor och i övrigt av samhället och på vilket sätt detta sker.</text:p>
      <text:p text:style-name="P15"/>
      <text:p text:style-name="P21"><text:bookmark-start text:name="__RefHeading___Toc1482_3709290493"/>Källförteckning<text:bookmark-end text:name="__RefHeading___Toc1482_3709290493"/></text:p>
      <text:p text:style-name="Text_20_body">Här följer exempel på hur en källförteckning kan utformas enligt Vancouver-systemet. Den är automatiserad enligt metoden numrerad lista och korsreferenser, som beskrivs i kapitel <text:bookmark-ref text:reference-format="number" text:ref-name="__RefHeading__1550_1780816771">2.4</text:bookmark-ref>.</text:p>
      <text:list xml:id="list2033007261" text:style-name="L1">
        <text:list-item>
          <text:p text:style-name="P38"><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38"><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list-item>
        <text:list-item>
          <text:p text:style-name="P38"><text:bookmark-start text:name="__RefNumPara__1880_1373209633"/>M. Eriksson, ”Dynamic Single Frequency Networks”, <text:span text:style-name="T5">IEEE Journal on Selected Areas in Communications (J-SAC)</text:span>, vol. 19, nr. 10, 2001, pp. 1905-1914. (Exempel på referens till artikel i vetenskaplig tidskrift)<text:bookmark-end text:name="__RefNumPara__1880_1373209633"/></text:p>
        </text:list-item>
        <text:list-item>
          <text:p text:style-name="P38"><text:bookmark-start text:name="__RefNumPara__1429_1373209633"/>S. Strömquist, <text:span text:style-name="T6">Skrivboken</text:span>. 4 uppl. Malmö: Gleerups., 2000 (Exempel på referens till bok)<text:bookmark-end text:name="__RefNumPara__1429_1373209633"/></text:p>
        </text:list-item>
        <text:list-item>
          <text:p text:style-name="P38"><text:bookmark-start text:name="__RefNumPara__1427_1373209633"/>L. Forsslund, ”Rapportering av forskningsresultat - ett rationaliserings-<text:line-break/>objekt”. <text:span text:style-name="T5">Industriell teknik</text:span>, 22, 1969, s. 361-363. (Exempel på referens till artikel i tidskrift)<text:bookmark-end text:name="__RefNumPara__1427_1373209633"/></text:p>
        </text:list-item>
        <text:list-item>
          <text:p text:style-name="P38">N. Bie, “Minspel på Internet”. <text:span text:style-name="T5">Dagens Nyheter</text:span> 7 juli, 1997, page 5. (Exempel på referens till artikel i dagstidning)</text:p>
        </text:list-item>
        <text:list-item>
          <text:p text:style-name="P38">K. Berg, ”Inledning till kunskap”, Fiktiva högskolan, rapport nr XYZ-102, 2003, 120 sidor. (Exempel på referens till annan rapport)</text:p>
        </text:list-item>
        <text:list-item>
          <text:p text:style-name="P38"><text:bookmark-start text:name="__RefNumPara__912_1018458898"/>AB Benzlers. <text:span text:style-name="T5">Växelboken. Kuggväxlar, kuggremmar, kilremmar etc</text:span>. Mecman. Hydraulik, SKF. Huvudkatalog. (Exempel på referens till katalog)<text:bookmark-end text:name="__RefNumPara__912_1018458898"/></text:p>
        </text:list-item>
        <text:list-item>
          <text:p text:style-name="P38">Microsoft Corporation, 1992: <text:span text:style-name="T5">Microsoft Word Användarhandbok. Ordbehandlingsprogram för Macintosh Version 5.0</text:span>. (Exempel på referens till manual)</text:p>
        </text:list-item>
        <text:list-item>
          <text:p text:style-name="P38"><text:bookmark-start text:name="__RefNumPara__1905_1373209633"/>Wikipedia, ”H.264/MPEG-4 AVC”, http://en.wikipedia.org/wiki/H.264/MPEG-4_AVC <text:line-break/>Hämtad 2010-04-21. (Exempel på referens till webbsida)<text:bookmark-end text:name="__RefNumPara__1905_1373209633"/></text:p>
        </text:list-item>
      </text:list>
      <text:p text:style-name="Heading_20_1_20_no_20_number"><text:bookmark-start text:name="__RefHeading___Toc1480_3709290493"/>Bilaga A: Dokumentation av egenutvecklad programkod<text:bookmark-end text:name="__RefHeading___Toc1480_3709290493"/></text:p>
      <text:p text:style-name="Heading_20_2_20_no_20_number"><text:bookmark-start text:name="__RefHeading___Toc1476_3709290493"/>Exempel på underrubrik<text:bookmark-end text:name="__RefHeading___Toc1476_3709290493"/></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Body" style:family="paragraph" style:parent-style-name="Standard" style:default-outline-level="">
      <style:paragraph-properties fo:margin-top="0.0398in" fo:margin-bottom="0.1654in"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P5"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itle – Subtitle</text:p>
        <text:p text:style-name="MP2">Author<text:tab/>2010-07-05</text:p>
      </style:header>
      <style:footer>
        <text:p text:style-name="MP3"><text:page-number text:select-page="current">15</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1.1.2$Windows_X86_64 LibreOffice_project/fe0b08f4af1bacafe4c7ecc87ce55bb426164676</meta:generator>
    <meta:document-statistic meta:table-count="3" meta:image-count="0" meta:object-count="7" meta:page-count="21" meta:paragraph-count="196" meta:word-count="4427" meta:character-count="30672" meta:non-whitespace-character-count="26395"/>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o stretchy="false">=</mo>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